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09:55.305768472</dc:date>
    <meta:editing-duration>PT2M36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592cm" xlink:href="." xlink:type="simple" chart:class="chart:scatter" chart:style-name="ch1">
        <chart:plot-area chart:style-name="ch2" chart:data-source-has-labels="both" svg:x="0.307cm" svg:y="0.171cm" svg:width="14.778cm" svg:height="8.25cm">
          <chartooo:coordinate-region svg:x="0.849cm" svg:y="0.37cm" svg:width="14.142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62143943757177">
                <text:p>0.5621439437571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10218211923262E-015">
                <text:p>1.1021821192326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